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6b12" officeooo:paragraph-rsid="00136b12"/>
    </style:style>
    <style:style style:name="T1" style:family="text">
      <style:text-properties officeooo:rsid="00140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wa awa awita <text:span text:style-name="T1">a</text:span>werw aWER a <text:span text:style-name="T1">e</text:span>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59:51.862650448</meta:creation-date>
    <dc:date>2017-09-12T12:02:41.585884420</dc:date>
    <meta:editing-duration>PT2M56S</meta:editing-duration>
    <meta:editing-cycles>2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7" meta:character-count="29" meta:non-whitespace-character-count="23"/>
  </office:meta>
</office:document-meta>
</file>